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271in"/>
    </style:style>
    <style:style style:name="Table1.B" style:family="table-column">
      <style:table-column-properties style:column-width="0.5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549in" table:align="left"/>
    </style:style>
    <style:style style:name="Table2.A" style:family="table-column">
      <style:table-column-properties style:column-width="1.95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7354in" fo:margin-left="0.5882in" fo:margin-right="0.6014in" table:align="margins"/>
    </style:style>
    <style:style style:name="Table3.A" style:family="table-column">
      <style:table-column-properties style:column-width="5.7354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299in" fo:margin-left="0.4854in" fo:margin-right="0.0097in" table:align="margins"/>
    </style:style>
    <style:style style:name="Table4.A" style:family="table-column">
      <style:table-column-properties style:column-width="6.4299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4201in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3847in" fo:margin-left="-0.041in" fo:margin-right="0in" table:align="margins"/>
    </style:style>
    <style:style style:name="Table6.A" style:family="table-column">
      <style:table-column-properties style:column-width="1.0347in" style:rel-column-width="10618*"/>
    </style:style>
    <style:style style:name="Table6.B" style:family="table-column">
      <style:table-column-properties style:column-width="0.1493in" style:rel-column-width="1533*"/>
    </style:style>
    <style:style style:name="Table6.C" style:family="table-column">
      <style:table-column-properties style:column-width="5.2007in" style:rel-column-width="53384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887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8896in" fo:margin-left="-0.041in" fo:margin-right="0in" table:align="margins"/>
    </style:style>
    <style:style style:name="Table9.A" style:family="table-column">
      <style:table-column-properties style:column-width="0.3083in" style:rel-column-width="2932*"/>
    </style:style>
    <style:style style:name="Table9.B" style:family="table-column">
      <style:table-column-properties style:column-width="1.0292in" style:rel-column-width="9789*"/>
    </style:style>
    <style:style style:name="Table9.C" style:family="table-column">
      <style:table-column-properties style:column-width="0.1931in" style:rel-column-width="1836*"/>
    </style:style>
    <style:style style:name="Table9.D" style:family="table-column">
      <style:table-column-properties style:column-width="5.359in" style:rel-column-width="50978*"/>
    </style:style>
    <style:style style:name="Table9.1" style:family="table-row">
      <style:table-row-properties style:min-row-height="0.1799in"/>
    </style:style>
    <style:style style:name="Table9.A1" style:family="table-cell">
      <style:table-cell-properties fo:padding="0.0382in" fo:border="none"/>
    </style:style>
    <style:style style:name="Table12" style:family="table">
      <style:table-properties style:width="6.8896in" fo:margin-left="-0.041in" fo:margin-right="0in" table:align="margins"/>
    </style:style>
    <style:style style:name="Table12.A" style:family="table-column">
      <style:table-column-properties style:column-width="6.8896in" style:rel-column-width="65535*"/>
    </style:style>
    <style:style style:name="Table12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431in" fo:margin-left="-0.016in" fo:margin-right="-0.0021in" table:align="margins"/>
    </style:style>
    <style:style style:name="Table17.A" style:family="table-column">
      <style:table-column-properties style:column-width="3.4076in" style:rel-column-width="32164*"/>
    </style:style>
    <style:style style:name="Table17.B" style:family="table-column">
      <style:table-column-properties style:column-width="3.5354in" style:rel-column-width="33371*"/>
    </style:style>
    <style:style style:name="Table17.1" style:family="table-row">
      <style:table-row-properties style:min-row-height="0.9514in"/>
    </style:style>
    <style:style style:name="Table17.A1" style:family="table-cell">
      <style:table-cell-properties style:vertical-align="" fo:padding="0in" fo:border="none"/>
    </style:style>
    <style:style style:name="Table17.B1" style:family="table-cell">
      <style:table-cell-properties fo:padding="0in" fo:border="none"/>
    </style:style>
    <style:style style:name="Table18" style:family="table">
      <style:table-properties style:width="1.1958in" table:align="left"/>
    </style:style>
    <style:style style:name="Table18.A" style:family="table-column">
      <style:table-column-properties style:column-width="1.1958in"/>
    </style:style>
    <style:style style:name="Table18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loext:contextual-spacing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23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JAKSAAN”</text:p>
          </table:table-cell>
        </table:table-row>
      </table:table>
      <text:p text:style-name="Standard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BERITA ACARA PEMUSNAHAN BARANG BUKTI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Pada hari {hari} tanggal {tgl_surat} bertempat di {lokasi}, saya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Table_20_Contents"/>
          </table:table-cell>
          <table:table-cell table:style-name="Table5.B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6">Nama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nama1}</text:p>
                </table:table-cell>
              </table:table-row>
              <table:table-row>
                <table:table-cell table:style-name="Table6.A1" office:value-type="string">
                  <text:p text:style-name="P6">Pangkat/NIP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pangkat1}/{nip1}</text:p>
                </table:table-cell>
              </table:table-row>
              <table:table-row>
                <table:table-cell table:style-name="Table6.A1" office:value-type="string">
                  <text:p text:style-name="P6">Jabatan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jabatan1}</text:p>
                </table:table-cell>
              </table:table-row>
            </table:table>
            <text:p text:style-name="Table_20_Contents"/>
          </table:table-cell>
        </table:table-row>
      </table:table>
      <text:p text:style-name="P8"><text:tab/>Berdasarkan putusan Penngadilan Negeri/Pengadilan Tinggi/Mahkamah Agung No. {nomor_putusan} tanggal {tanggal_putusan} jo Surat Perintah Kepala Kejaksaan {surat_kejaksaan} No. {no_kejaksaan} tgl {tgl_kejaksaan} (P-48) yang amarnya memutuskan/memerintahkan barang bukti berupa : {barbuk}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 text:c="11"/>Dirampas untuk dimusnahkan sehingga tidak dapat dipergunakan lagi.</text:p>
            <text:p text:style-name="Table_20_Contents">[!-- BEGIN jaksaSaksi --]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 table:style-name="Table9.1">
                <table:table-cell table:style-name="Table9.A1" office:value-type="string">
                  <text:p text:style-name="P5">{no}</text:p>
                </table:table-cell>
                <table:table-cell table:style-name="Table9.A1" office:value-type="string">
                  <text:p text:style-name="Table_20_Contents">Nama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nama_jaksi}</text:p>
                </table:table-cell>
              </table:table-row>
              <table:table-row table:style-name="Table9.1"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Pangkat/NIP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pangkat_jaksi}/{nip_jaksi}</text:p>
                </table:table-cell>
              </table:table-row>
            </table:table>
            <text:p text:style-name="Text_20_body">[!-- END jaksaSaksi --]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Table_20_Contents">Telah melaksanakan pemusnahan barang bukti tersebut dengan cara : </text:p>
                  <text:p text:style-name="Table_20_Contents">{cara} sehingga tidak dapat dipergunakan lagi.</text:p>
                </table:table-cell>
              </table:table-row>
            </table:table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"><text:s text:c="11"/>Demikian Berita Acara Pemusnahan Barang Bukti ini dibuat dan ditanda tangani bersama dengan mengingat sumpah jabatan.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"/>
          </table:table-cell>
          <table:table-cell table:style-name="Table17.B1" office:value-type="string">
            <text:p text:style-name="P3"><text:s/>Yang melakukan pemusnahan</text:p>
            <text:p text:style-name="P3"/>
            <text:p text:style-name="P3"/>
            <text:p text:style-name="P3"/>
            <text:p text:style-name="P3"/>
            <text:p text:style-name="P4">{nama1}</text:p>
            <text:p text:style-name="P3">{pangkat1} NIP. <text:s/>{nip1}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Saksi-saksi :</text:p>
          </table:table-cell>
        </table:table-row>
      </table:table>
      <text:p text:style-name="Standard">[!-- BEGIN jaksasaksi2 --]</text:p>
      <text:p text:style-name="Table_20_Contents">{no}. {nama_jaksi2}</text:p>
      <text:p text:style-name="Standard">[!-- END jaksasaksi2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0:37:47.48</meta:creation-date>
    <dc:date>2016-06-21T10:57:30.01</dc:date>
    <meta:editing-duration>PT2H35M59S</meta:editing-duration>
    <meta:editing-cycles>61</meta:editing-cycles>
    <meta:generator>OpenOffice/4.1.1$Win32 OpenOffice.org_project/411m6$Build-9775</meta:generator>
    <meta:document-statistic meta:table-count="12" meta:image-count="0" meta:object-count="0" meta:page-count="1" meta:paragraph-count="36" meta:word-count="134" meta:character-count="1043"/>
    <dc:creator>hadi wibowo</dc:creator>
  </office:meta>
</office:document-meta>
</file>